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65pt"/>
    </style:style>
    <style:style style:name="co2" style:family="table-column">
      <style:table-column-properties fo:break-before="auto" style:column-width="94.85pt"/>
    </style:style>
    <style:style style:name="co3" style:family="table-column">
      <style:table-column-properties fo:break-before="auto" style:column-width="95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87.84pt" svg:y="10.12pt">
            <loext:p draw:notify-on-update-of-ranges="Sheet1.A2:Sheet1.A2 Sheet1.A3:Sheet1.A23 Sheet1.B2:Sheet1.B2 Sheet1.B3:Sheet1.B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22.36pt" svg:y="11.91pt">
            <loext:p draw:notify-on-update-of-ranges="Sheet1.A3:Sheet1.A16 Sheet1.B2:Sheet1.B2 Sheet1.B3:Sheet1.B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86.39pt" svg:y="274.37pt">
            <loext:p draw:notify-on-update-of-ranges="Sheet1.A2:Sheet1.A2 Sheet1.A3:Sheet1.A23 Sheet1.C2:Sheet1.C2 Sheet1.C3:Sheet1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819" calcext:value-type="float">
            <text:p>3819</text:p>
          </table:table-cell>
          <table:table-cell table:formula="of:=1-([.D3]/[.A3])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097" calcext:value-type="float">
            <text:p>4097</text:p>
          </table:table-cell>
          <table:table-cell table:formula="of:=1-([.D4]/[.A4])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354" calcext:value-type="float">
            <text:p>4354</text:p>
          </table:table-cell>
          <table:table-cell table:formula="of:=1-([.D5]/[.A5])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676" calcext:value-type="float">
            <text:p>4676</text:p>
          </table:table-cell>
          <table:table-cell table:formula="of:=1-([.D6]/[.A6])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192" calcext:value-type="float">
            <text:p>5192</text:p>
          </table:table-cell>
          <table:table-cell table:formula="of:=1-([.D7]/[.A7])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6101" calcext:value-type="float">
            <text:p>6101</text:p>
          </table:table-cell>
          <table:table-cell table:formula="of:=1-([.D8]/[.A8])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435" calcext:value-type="float">
            <text:p>6435</text:p>
          </table:table-cell>
          <table:table-cell table:formula="of:=1-([.D9]/[.A9])"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930" calcext:value-type="float">
            <text:p>6930</text:p>
          </table:table-cell>
          <table:table-cell table:formula="of:=1-([.D10]/[.A10])" office:value-type="float" office:value="0" calcext:value-type="float">
            <text:p>0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7100" calcext:value-type="float">
            <text:p>7100</text:p>
          </table:table-cell>
          <table:table-cell table:formula="of:=1-([.D11]/[.A11])" office:value-type="float" office:value="0" calcext:value-type="float">
            <text:p>0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9218" calcext:value-type="float">
            <text:p>9218</text:p>
          </table:table-cell>
          <table:table-cell table:formula="of:=1-([.D12]/[.A12])"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9487" calcext:value-type="float">
            <text:p>9487</text:p>
          </table:table-cell>
          <table:table-cell table:formula="of:=1-([.D13]/[.A13])"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9708" calcext:value-type="float">
            <text:p>9708</text:p>
          </table:table-cell>
          <table:table-cell table:formula="of:=1-([.D14]/[.A14])" office:value-type="float" office:value="0" calcext:value-type="float">
            <text:p>0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0803" calcext:value-type="float">
            <text:p>10803</text:p>
          </table:table-cell>
          <table:table-cell table:formula="of:=1-([.D15]/[.A15])"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1641" calcext:value-type="float">
            <text:p>11641</text:p>
          </table:table-cell>
          <table:table-cell table:formula="of:=1-([.D16]/[.A16])" office:value-type="float" office:value="0" calcext:value-type="float">
            <text:p>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554540" calcext:value-type="float">
            <text:p>554540</text:p>
          </table:table-cell>
          <table:table-cell table:formula="of:=1-([.D17]/[.A17])" office:value-type="float" office:value="0.00267379679144386" calcext:value-type="float">
            <text:p>0.0026737968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558700" calcext:value-type="float">
            <text:p>558700</text:p>
          </table:table-cell>
          <table:table-cell table:formula="of:=1-([.D18]/[.A18])" office:value-type="float" office:value="0.00797872340425532" calcext:value-type="float">
            <text:p>0.0079787234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560356" calcext:value-type="float">
            <text:p>560356</text:p>
          </table:table-cell>
          <table:table-cell table:formula="of:=1-([.D19]/[.A19])" office:value-type="float" office:value="0.0496815286624204" calcext:value-type="float">
            <text:p>0.0496815287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559331" calcext:value-type="float">
            <text:p>559331</text:p>
          </table:table-cell>
          <table:table-cell table:formula="of:=1-([.D20]/[.A20])" office:value-type="float" office:value="0.0604534005037783" calcext:value-type="float">
            <text:p>0.0604534005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559637" calcext:value-type="float">
            <text:p>559637</text:p>
          </table:table-cell>
          <table:table-cell table:formula="of:=1-([.D21]/[.A21])" office:value-type="float" office:value="0.178610804851158" calcext:value-type="float">
            <text:p>0.1786108049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560258" calcext:value-type="float">
            <text:p>560258</text:p>
          </table:table-cell>
          <table:table-cell table:formula="of:=1-([.D22]/[.A22])" office:value-type="float" office:value="0.2984934086629" calcext:value-type="float">
            <text:p>0.2984934087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556889" calcext:value-type="float">
            <text:p>556889</text:p>
          </table:table-cell>
          <table:table-cell table:formula="of:=1-([.D23]/[.A23])" office:value-type="float" office:value="0.355229040622299" calcext:value-type="float">
            <text:p>0.3552290406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ncy(micro s)</text:p>
          </table:table-cell>
          <table:table-cell office:value-type="string" calcext:value-type="string">
            <text:p>Latency(1/100<text:span text:style-name="T1">th</text:span> ms)</text:p>
          </table:table-cell>
          <table:table-cell office:value-type="string" calcext:value-type="string">
            <text:p>Drop Rate (percent)</text:p>
          </table:table-cell>
          <table:table-cell/>
        </table:table-row>
        <table:table-row table:style-name="ro1">
          <table:table-cell table:formula="of:=[.B3]/1000" office:value-type="float" office:value="3.819" calcext:value-type="float">
            <text:p>3.819</text:p>
          </table:table-cell>
          <table:table-cell table:formula="of:=[.B3]/10000" office:value-type="float" office:value="0.3819" calcext:value-type="float">
            <text:p>0.3819</text:p>
          </table:table-cell>
          <table:table-cell table:formula="of:=[.C3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4]/1000" office:value-type="float" office:value="4.097" calcext:value-type="float">
            <text:p>4.097</text:p>
          </table:table-cell>
          <table:table-cell table:formula="of:=[.B4]/10000" office:value-type="float" office:value="0.4097" calcext:value-type="float">
            <text:p>0.4097</text:p>
          </table:table-cell>
          <table:table-cell table:formula="of:=[.C4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5]/1000" office:value-type="float" office:value="4.354" calcext:value-type="float">
            <text:p>4.354</text:p>
          </table:table-cell>
          <table:table-cell table:formula="of:=[.B5]/10000" office:value-type="float" office:value="0.4354" calcext:value-type="float">
            <text:p>0.4354</text:p>
          </table:table-cell>
          <table:table-cell table:formula="of:=[.C5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6]/1000" office:value-type="float" office:value="4.676" calcext:value-type="float">
            <text:p>4.676</text:p>
          </table:table-cell>
          <table:table-cell table:formula="of:=[.B6]/10000" office:value-type="float" office:value="0.4676" calcext:value-type="float">
            <text:p>0.4676</text:p>
          </table:table-cell>
          <table:table-cell table:formula="of:=[.C6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7]/1000" office:value-type="float" office:value="5.192" calcext:value-type="float">
            <text:p>5.192</text:p>
          </table:table-cell>
          <table:table-cell table:formula="of:=[.B7]/10000" office:value-type="float" office:value="0.5192" calcext:value-type="float">
            <text:p>0.5192</text:p>
          </table:table-cell>
          <table:table-cell table:formula="of:=[.C7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8]/1000" office:value-type="float" office:value="6.101" calcext:value-type="float">
            <text:p>6.101</text:p>
          </table:table-cell>
          <table:table-cell table:formula="of:=[.B8]/10000" office:value-type="float" office:value="0.6101" calcext:value-type="float">
            <text:p>0.6101</text:p>
          </table:table-cell>
          <table:table-cell table:formula="of:=[.C8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9]/1000" office:value-type="float" office:value="6.435" calcext:value-type="float">
            <text:p>6.435</text:p>
          </table:table-cell>
          <table:table-cell table:formula="of:=[.B9]/10000" office:value-type="float" office:value="0.6435" calcext:value-type="float">
            <text:p>0.6435</text:p>
          </table:table-cell>
          <table:table-cell table:formula="of:=[.C9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0]/1000" office:value-type="float" office:value="6.93" calcext:value-type="float">
            <text:p>6.93</text:p>
          </table:table-cell>
          <table:table-cell table:formula="of:=[.B10]/10000" office:value-type="float" office:value="0.693" calcext:value-type="float">
            <text:p>0.693</text:p>
          </table:table-cell>
          <table:table-cell table:formula="of:=[.C10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1]/1000" office:value-type="float" office:value="7.1" calcext:value-type="float">
            <text:p>7.1</text:p>
          </table:table-cell>
          <table:table-cell table:formula="of:=[.B11]/10000" office:value-type="float" office:value="0.71" calcext:value-type="float">
            <text:p>0.71</text:p>
          </table:table-cell>
          <table:table-cell table:formula="of:=[.C1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2]/1000" office:value-type="float" office:value="9.218" calcext:value-type="float">
            <text:p>9.218</text:p>
          </table:table-cell>
          <table:table-cell table:formula="of:=[.B12]/10000" office:value-type="float" office:value="0.9218" calcext:value-type="float">
            <text:p>0.9218</text:p>
          </table:table-cell>
          <table:table-cell table:formula="of:=[.C12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3]/1000" office:value-type="float" office:value="9.487" calcext:value-type="float">
            <text:p>9.487</text:p>
          </table:table-cell>
          <table:table-cell table:formula="of:=[.B13]/10000" office:value-type="float" office:value="0.9487" calcext:value-type="float">
            <text:p>0.9487</text:p>
          </table:table-cell>
          <table:table-cell table:formula="of:=[.C13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4]/1000" office:value-type="float" office:value="9.708" calcext:value-type="float">
            <text:p>9.708</text:p>
          </table:table-cell>
          <table:table-cell table:formula="of:=[.B14]/10000" office:value-type="float" office:value="0.9708" calcext:value-type="float">
            <text:p>0.9708</text:p>
          </table:table-cell>
          <table:table-cell table:formula="of:=[.C14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5]/1000" office:value-type="float" office:value="10.803" calcext:value-type="float">
            <text:p>10.803</text:p>
          </table:table-cell>
          <table:table-cell table:formula="of:=[.B15]/10000" office:value-type="float" office:value="1.0803" calcext:value-type="float">
            <text:p>1.0803</text:p>
          </table:table-cell>
          <table:table-cell table:formula="of:=[.C15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6]/1000" office:value-type="float" office:value="11.641" calcext:value-type="float">
            <text:p>11.641</text:p>
          </table:table-cell>
          <table:table-cell table:formula="of:=[.B16]/10000" office:value-type="float" office:value="1.1641" calcext:value-type="float">
            <text:p>1.1641</text:p>
          </table:table-cell>
          <table:table-cell table:formula="of:=[.C16]*10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B17]/1000" office:value-type="float" office:value="554.54" calcext:value-type="float">
            <text:p>554.54</text:p>
          </table:table-cell>
          <table:table-cell table:formula="of:=[.B17]/10000" office:value-type="float" office:value="55.454" calcext:value-type="float">
            <text:p>55.454</text:p>
          </table:table-cell>
          <table:table-cell table:formula="of:=[.C17]*100" office:value-type="float" office:value="0.267379679144386" calcext:value-type="float">
            <text:p>0.2673796791</text:p>
          </table:table-cell>
          <table:table-cell/>
        </table:table-row>
        <table:table-row table:style-name="ro1">
          <table:table-cell table:formula="of:=[.B18]/1000" office:value-type="float" office:value="558.7" calcext:value-type="float">
            <text:p>558.7</text:p>
          </table:table-cell>
          <table:table-cell table:formula="of:=[.B18]/10000" office:value-type="float" office:value="55.87" calcext:value-type="float">
            <text:p>55.87</text:p>
          </table:table-cell>
          <table:table-cell table:formula="of:=[.C18]*100" office:value-type="float" office:value="0.797872340425532" calcext:value-type="float">
            <text:p>0.7978723404</text:p>
          </table:table-cell>
          <table:table-cell/>
        </table:table-row>
        <table:table-row table:style-name="ro1">
          <table:table-cell table:formula="of:=[.B19]/1000" office:value-type="float" office:value="560.356" calcext:value-type="float">
            <text:p>560.356</text:p>
          </table:table-cell>
          <table:table-cell table:formula="of:=[.B19]/10000" office:value-type="float" office:value="56.0356" calcext:value-type="float">
            <text:p>56.0356</text:p>
          </table:table-cell>
          <table:table-cell table:formula="of:=[.C19]*100" office:value-type="float" office:value="4.96815286624204" calcext:value-type="float">
            <text:p>4.9681528662</text:p>
          </table:table-cell>
          <table:table-cell/>
        </table:table-row>
        <table:table-row table:style-name="ro1">
          <table:table-cell table:formula="of:=[.B20]/1000" office:value-type="float" office:value="559.331" calcext:value-type="float">
            <text:p>559.331</text:p>
          </table:table-cell>
          <table:table-cell table:formula="of:=[.B20]/10000" office:value-type="float" office:value="55.9331" calcext:value-type="float">
            <text:p>55.9331</text:p>
          </table:table-cell>
          <table:table-cell table:formula="of:=[.C20]*100" office:value-type="float" office:value="6.04534005037784" calcext:value-type="float">
            <text:p>6.0453400504</text:p>
          </table:table-cell>
          <table:table-cell/>
        </table:table-row>
        <table:table-row table:style-name="ro1">
          <table:table-cell table:formula="of:=[.B21]/1000" office:value-type="float" office:value="559.637" calcext:value-type="float">
            <text:p>559.637</text:p>
          </table:table-cell>
          <table:table-cell table:formula="of:=[.B21]/10000" office:value-type="float" office:value="55.9637" calcext:value-type="float">
            <text:p>55.9637</text:p>
          </table:table-cell>
          <table:table-cell table:formula="of:=[.C21]*100" office:value-type="float" office:value="17.8610804851158" calcext:value-type="float">
            <text:p>17.8610804851</text:p>
          </table:table-cell>
          <table:table-cell/>
        </table:table-row>
        <table:table-row table:style-name="ro1">
          <table:table-cell table:formula="of:=[.B22]/1000" office:value-type="float" office:value="560.258" calcext:value-type="float">
            <text:p>560.258</text:p>
          </table:table-cell>
          <table:table-cell table:formula="of:=[.B22]/10000" office:value-type="float" office:value="56.0258" calcext:value-type="float">
            <text:p>56.0258</text:p>
          </table:table-cell>
          <table:table-cell table:formula="of:=[.C22]*100" office:value-type="float" office:value="29.84934086629" calcext:value-type="float">
            <text:p>29.8493408663</text:p>
          </table:table-cell>
          <table:table-cell/>
        </table:table-row>
        <table:table-row table:style-name="ro1">
          <table:table-cell table:formula="of:=[.B23]/1000" office:value-type="float" office:value="556.889" calcext:value-type="float">
            <text:p>556.889</text:p>
          </table:table-cell>
          <table:table-cell table:formula="of:=[.B23]/10000" office:value-type="float" office:value="55.6889" calcext:value-type="float">
            <text:p>55.6889</text:p>
          </table:table-cell>
          <table:table-cell table:formula="of:=[.C23]*100" office:value-type="float" office:value="35.5229040622299" calcext:value-type="float">
            <text:p>35.52290406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4:18:39.645555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4:24:28.965037138</meta:creation-date>
    <dc:date>2019-05-26T14:33:56.621336976</dc:date>
    <meta:editing-duration>PT43M21S</meta:editing-duration>
    <meta:editing-cycles>6</meta:editing-cycles>
    <meta:generator>LibreOffice/5.1.6.2$Linux_X86_64 LibreOffice_project/10m0$Build-2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Load vs Latency (full range)</text:p>
        </chart:title>
        <chart:legend chart:legend-position="end" svg:x="12.857cm" svg:y="4.201cm" style:legend-expansion="high" chart:style-name="ch3"/>
        <chart:plot-area chart:style-name="ch4" table:cell-range-address="Sheet1.A2:Sheet1.B23" chart:data-source-has-labels="row" svg:x="0.32cm" svg:y="1.275cm" svg:width="12.217cm" svg:height="6.564cm">
          <chartooo:coordinate-region svg:x="1.682cm" svg:y="1.474cm" svg:width="10.668cm" svg:height="5.718cm"/>
          <chart:axis chart:dimension="x" chart:name="primary-x" chart:style-name="ch5">
            <chart:title svg:x="5.45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23" chart:label-cell-address="Sheet1.B2:Sheet1.B2" chart:class="chart:scatter">
            <chart:domain table:cell-range-address="Sheet1.A3:Sheet1.A23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3:Sheet1.A23</svg:desc>
                </draw:g>
              </table:table-cell>
              <table:table-cell office:value-type="float" office:value="3819">
                <text:p>3819</text:p>
                <draw:g>
                  <svg:desc>Sheet1.B3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">
                <text:p>1.1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">
                <text:p>1.91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3">
                <text:p>4.23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8">
                <text:p>5.28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6">
                <text:p>6.36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6">
                <text:p>7.06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9">
                <text:p>7.39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1">
                <text:p>7.41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2">
                <text:p>7.42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3">
                <text:p>7.43</text:p>
              </table:table-cell>
              <table:table-cell office:value-type="float" office:value="10803">
                <text:p>10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4">
                <text:p>7.44</text:p>
              </table:table-cell>
              <table:table-cell office:value-type="float" office:value="11641">
                <text:p>11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8">
                <text:p>7.48</text:p>
              </table:table-cell>
              <table:table-cell office:value-type="float" office:value="554540">
                <text:p>554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2">
                <text:p>7.52</text:p>
              </table:table-cell>
              <table:table-cell office:value-type="float" office:value="558700">
                <text:p>558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5">
                <text:p>7.85</text:p>
              </table:table-cell>
              <table:table-cell office:value-type="float" office:value="560356">
                <text:p>560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4">
                <text:p>7.94</text:p>
              </table:table-cell>
              <table:table-cell office:value-type="float" office:value="559331">
                <text:p>55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7">
                <text:p>9.07</text:p>
              </table:table-cell>
              <table:table-cell office:value-type="float" office:value="559637">
                <text:p>5596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2">
                <text:p>10.62</text:p>
              </table:table-cell>
              <table:table-cell office:value-type="float" office:value="560258">
                <text:p>560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7">
                <text:p>11.57</text:p>
              </table:table-cell>
              <table:table-cell office:value-type="float" office:value="556889">
                <text:p>556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58cm" svg:y="0.316cm" chart:style-name="ch2">
          <text:p>Load vs Latency (before bottleneck)</text:p>
        </chart:title>
        <chart:legend chart:legend-position="end" svg:x="12.857cm" svg:y="4.201cm" style:legend-expansion="high" chart:style-name="ch3"/>
        <chart:plot-area chart:style-name="ch4" table:cell-range-address="Sheet1.A3:Sheet1.B16 Sheet1.B2:Sheet1.B2" chart:data-source-has-labels="row" svg:x="0.32cm" svg:y="1.275cm" svg:width="12.217cm" svg:height="6.564cm">
          <chartooo:coordinate-region svg:x="1.312cm" svg:y="1.474cm" svg:width="10.946cm" svg:height="5.718cm"/>
          <chart:axis chart:dimension="x" chart:name="primary-x" chart:style-name="ch5">
            <chart:title svg:x="5.45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16" chart:label-cell-address="Sheet1.B2:Sheet1.B2" chart:class="chart:scatter">
            <chart:domain table:cell-range-address="Sheet1.A3:Sheet1.A16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3:Sheet1.A16</svg:desc>
                </draw:g>
              </table:table-cell>
              <table:table-cell office:value-type="float" office:value="3819">
                <text:p>3819</text:p>
                <draw:g>
                  <svg:desc>Sheet1.B3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">
                <text:p>1.19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">
                <text:p>1.91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3">
                <text:p>4.23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8">
                <text:p>5.28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6">
                <text:p>6.36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6">
                <text:p>7.06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9">
                <text:p>7.39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1">
                <text:p>7.41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2">
                <text:p>7.42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3">
                <text:p>7.43</text:p>
              </table:table-cell>
              <table:table-cell office:value-type="float" office:value="10803">
                <text:p>10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4">
                <text:p>7.44</text:p>
              </table:table-cell>
              <table:table-cell office:value-type="float" office:value="11641">
                <text:p>11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Load vs Drop Rate</text:p>
        </chart:title>
        <chart:legend chart:legend-position="end" svg:x="13.121cm" svg:y="4.201cm" style:legend-expansion="high" chart:style-name="ch3"/>
        <chart:plot-area chart:style-name="ch4" table:cell-range-address="Sheet1.A2:Sheet1.A23 Sheet1.C2:Sheet1.C23" chart:data-source-has-labels="row" svg:x="0.32cm" svg:y="1.275cm" svg:width="12.481cm" svg:height="6.564cm">
          <chartooo:coordinate-region svg:x="1.232cm" svg:y="1.474cm" svg:width="11.382cm" svg:height="5.718cm"/>
          <chart:axis chart:dimension="x" chart:name="primary-x" chart:style-name="ch5">
            <chart:title svg:x="5.59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:Sheet1.C23" chart:label-cell-address="Sheet1.C2:Sheet1.C2" chart:class="chart:scatter">
            <chart:domain table:cell-range-address="Sheet1.A3:Sheet1.A23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3:Sheet1.A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">
                <text:p>1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3">
                <text:p>4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6">
                <text:p>7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9">
                <text:p>7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1">
                <text:p>7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2">
                <text:p>7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3">
                <text:p>7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8">
                <text:p>7.48</text:p>
              </table:table-cell>
              <table:table-cell office:value-type="float" office:value="0.00267379679144386">
                <text:p>0.00267379679144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2">
                <text:p>7.52</text:p>
              </table:table-cell>
              <table:table-cell office:value-type="float" office:value="0.00797872340425532">
                <text:p>0.00797872340425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5">
                <text:p>7.85</text:p>
              </table:table-cell>
              <table:table-cell office:value-type="float" office:value="0.0496815286624204">
                <text:p>0.0496815286624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4">
                <text:p>7.94</text:p>
              </table:table-cell>
              <table:table-cell office:value-type="float" office:value="0.0604534005037783">
                <text:p>0.0604534005037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7">
                <text:p>9.07</text:p>
              </table:table-cell>
              <table:table-cell office:value-type="float" office:value="0.178610804851158">
                <text:p>0.178610804851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2">
                <text:p>10.62</text:p>
              </table:table-cell>
              <table:table-cell office:value-type="float" office:value="0.2984934086629">
                <text:p>0.2984934086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7">
                <text:p>11.57</text:p>
              </table:table-cell>
              <table:table-cell office:value-type="float" office:value="0.355229040622299">
                <text:p>0.355229040622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